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CT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arametro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TS_SINK_CLUSTERING_SIZE</text:p>
          </table:table-cell>
          <table:table-cell office:value-type="string" calcext:value-type="string">
            <text:p>CTS_SINK_CLUSTERING_MAX_DIAMETER</text:p>
          </table:table-cell>
          <table:table-cell office:value-type="string" calcext:value-type="string">
            <text:p>CTS_CLK_MAX_WIRE_LENGTH</text:p>
          </table:table-cell>
          <table:table-cell office:value-type="string" calcext:value-type="string">
            <text:p>CTS_DISTANCE_BETWEEN_BUFFERS</text:p>
          </table:table-cell>
          <table:table-cell/>
        </table:table-row>
        <table:table-row table:style-name="ro1">
          <table:table-cell office:value-type="string" calcext:value-type="string">
            <text:p>Area Instances</text:p>
          </table:table-cell>
          <table:table-cell office:value-type="float" office:value="104699.165" calcext:value-type="float">
            <text:p>104699.165</text:p>
          </table:table-cell>
          <table:table-cell office:value-type="float" office:value="105900.317" calcext:value-type="float">
            <text:p>105900.317</text:p>
          </table:table-cell>
          <table:table-cell office:value-type="float" office:value="112456.605" calcext:value-type="float">
            <text:p>112456.605</text:p>
          </table:table-cell>
          <table:table-cell office:value-type="float" office:value="105259.702" calcext:value-type="float">
            <text:p>105259.702</text:p>
          </table:table-cell>
          <table:table-cell office:value-type="float" office:value="104891.85" calcext:value-type="float">
            <text:p>104891.85</text:p>
          </table:table-cell>
          <table:table-cell/>
        </table:table-row>
        <table:table-row table:style-name="ro1">
          <table:table-cell office:value-type="string" calcext:value-type="string">
            <text:p>Potencia</text:p>
          </table:table-cell>
          <table:table-cell table:style-name="ce1" office:value-type="float" office:value="0.0275" calcext:value-type="float">
            <text:p>2.75E-02</text:p>
          </table:table-cell>
          <table:table-cell table:style-name="ce1" office:value-type="float" office:value="0.0284" calcext:value-type="float">
            <text:p>2.84E-02</text:p>
          </table:table-cell>
          <table:table-cell table:style-name="ce1" office:value-type="float" office:value="0.0336" calcext:value-type="float">
            <text:p>3.36E-02</text:p>
          </table:table-cell>
          <table:table-cell table:style-name="ce1" office:value-type="float" office:value="0.0279" calcext:value-type="float">
            <text:p>2.79E-02</text:p>
          </table:table-cell>
          <table:table-cell table:style-name="ce1" office:value-type="float" office:value="0.0276" calcext:value-type="float">
            <text:p>2.76E-02</text:p>
          </table:table-cell>
          <table:table-cell table:style-name="ce1"/>
        </table:table-row>
        <table:table-row table:style-name="ro1">
          <table:table-cell office:value-type="string" calcext:value-type="string">
            <text:p>Worst Setup</text:p>
          </table:table-cell>
          <table:table-cell table:number-columns-repeated="2" office:value-type="float" office:value="3.21" calcext:value-type="float">
            <text:p>3.21</text:p>
          </table:table-cell>
          <table:table-cell office:value-type="float" office:value="3.18" calcext:value-type="float">
            <text:p>3.18</text:p>
          </table:table-cell>
          <table:table-cell office:value-type="float" office:value="2.41" calcext:value-type="float">
            <text:p>2.41</text:p>
          </table:table-cell>
          <table:table-cell office:value-type="float" office:value="3.22" calcext:value-type="float">
            <text:p>3.22</text:p>
          </table:table-cell>
          <table:table-cell/>
        </table:table-row>
        <table:table-row table:style-name="ro1">
          <table:table-cell office:value-type="string" calcext:value-type="string">
            <text:p>Worst Hold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-0.65" calcext:value-type="float">
            <text:p>-0.65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Skew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1.07" calcext:value-type="float">
            <text:p>1.07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Slew vio count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nout vio count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Cap vio count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w state</text:p>
          </table:table-cell>
          <table:table-cell table:number-columns-repeated="5" office:value-type="string" calcext:value-type="string">
            <text:p>complete</text:p>
          </table:table-cell>
          <table:table-cell/>
        </table:table-row>
      </table:table>
      <table:table table:name="DIFF-CTS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Area Instances</text:p>
          </table:table-cell>
          <table:table-cell office:value-type="string" calcext:value-type="string">
            <text:p>Potencia</text:p>
          </table:table-cell>
          <table:table-cell office:value-type="string" calcext:value-type="string">
            <text:p>Worst Setup</text:p>
          </table:table-cell>
          <table:table-cell office:value-type="string" calcext:value-type="string">
            <text:p>Worst Hold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Slew vio count</text:p>
          </table:table-cell>
          <table:table-cell office:value-type="string" calcext:value-type="string">
            <text:p>Fanout vio count</text:p>
          </table:table-cell>
          <table:table-cell office:value-type="string" calcext:value-type="string">
            <text:p>Cap vio count</text:p>
          </table:table-cell>
        </table:table-row>
        <table:table-row table:style-name="ro1">
          <table:table-cell office:value-type="string" calcext:value-type="string">
            <text:p>CTS_SINK_CLUSTERING_SIZE</text:p>
          </table:table-cell>
          <table:table-cell table:formula="of:=(([$CTS.C2]-[$CTS.B2])/[$CTS.B2])*100" office:value-type="float" office:value="1.1472412411312" calcext:value-type="float">
            <text:p>1.1472412411312</text:p>
          </table:table-cell>
          <table:table-cell table:formula="of:=(([$CTS.C3]-[$CTS.B3])/[$CTS.B3])*100" office:value-type="float" office:value="3.27272727272728" calcext:value-type="float">
            <text:p>3.27272727272728</text:p>
          </table:table-cell>
          <table:table-cell table:formula="of:=(([$CTS.C4]-[$CTS.B4])/[$CTS.B4])*100" office:value-type="float" office:value="0" calcext:value-type="float">
            <text:p>0</text:p>
          </table:table-cell>
          <table:table-cell table:formula="of:=(([$CTS.C5]-[$CTS.B5])/[CTS.B5])*100" office:value-type="float" office:value="0" calcext:value-type="float">
            <text:p>0</text:p>
          </table:table-cell>
          <table:table-cell table:formula="of:=(([$CTS.C6]-[$CTS.B6])/[CTS.B6])*100" office:value-type="float" office:value="4.16666666666667" calcext:value-type="float">
            <text:p>4.16666666666667</text:p>
          </table:table-cell>
          <table:table-cell table:formula="of:=([$CTS.C7]-[$CTS.B7])" office:value-type="float" office:value="0" calcext:value-type="float">
            <text:p>0</text:p>
          </table:table-cell>
          <table:table-cell table:formula="of:=([$CTS.C8]-[$CTS.B8])" office:value-type="float" office:value="-53" calcext:value-type="float">
            <text:p>-53</text:p>
          </table:table-cell>
          <table:table-cell table:formula="of:=[$CTS.C9]-[$CTS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S_SINK_CLUSTERING_MAX_DIAMETER</text:p>
          </table:table-cell>
          <table:table-cell table:formula="of:=(([$CTS.D2]-[$CTS.B2])/[$CTS.B2])*100" office:value-type="float" office:value="7.40926634897232" calcext:value-type="float">
            <text:p>7.40926634897232</text:p>
          </table:table-cell>
          <table:table-cell table:formula="of:=(([$CTS.D3]-[$CTS.B3])/[$CTS.B3])*100" office:value-type="float" office:value="22.1818181818182" calcext:value-type="float">
            <text:p>22.1818181818182</text:p>
          </table:table-cell>
          <table:table-cell table:formula="of:=(([$CTS.D4]-[$CTS.B4])/[$CTS.B4])*100" office:value-type="float" office:value="-0.93457943925233" calcext:value-type="float">
            <text:p>-0.93457943925233</text:p>
          </table:table-cell>
          <table:table-cell table:formula="of:=(([$CTS.D5]-[$CTS.B5])/[CTS.B5])*100" office:value-type="float" office:value="0" calcext:value-type="float">
            <text:p>0</text:p>
          </table:table-cell>
          <table:table-cell table:formula="of:=(([$CTS.D6]-[$CTS.B6])/[CTS.B6])*100" office:value-type="float" office:value="-4.16666666666666" calcext:value-type="float">
            <text:p>-4.16666666666666</text:p>
          </table:table-cell>
          <table:table-cell table:formula="of:=([$CTS.D7]-[$CTS.B7])" office:value-type="float" office:value="0" calcext:value-type="float">
            <text:p>0</text:p>
          </table:table-cell>
          <table:table-cell table:formula="of:=([$CTS.D8]-[$CTS.B8])"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S_CLK_MAX_WIRE_LENGTH</text:p>
          </table:table-cell>
          <table:table-cell table:formula="of:=(([$CTS.E2]-[$CTS.B2])/[$CTS.B2])*100" office:value-type="float" office:value="0.535378672790763" calcext:value-type="float">
            <text:p>0.535378672790763</text:p>
          </table:table-cell>
          <table:table-cell table:formula="of:=(([$CTS.E3]-[$CTS.B3])/[$CTS.B3])*100" office:value-type="float" office:value="1.45454545454546" calcext:value-type="float">
            <text:p>1.45454545454546</text:p>
          </table:table-cell>
          <table:table-cell table:formula="of:=(([$CTS.E4]-[$CTS.B4])/[$CTS.B4])*100" office:value-type="float" office:value="-24.9221183800623" calcext:value-type="float">
            <text:p>-24.9221183800623</text:p>
          </table:table-cell>
          <table:table-cell table:formula="of:=(([$CTS.E5]-[$CTS.B5])/[CTS.B5])*100" office:value-type="float" office:value="-482.352941176471" calcext:value-type="float">
            <text:p>-482.352941176471</text:p>
          </table:table-cell>
          <table:table-cell table:formula="of:=(([$CTS.E6]-[$CTS.B6])/[CTS.B6])*100" office:value-type="float" office:value="345.833333333333" calcext:value-type="float">
            <text:p>345.833333333333</text:p>
          </table:table-cell>
          <table:table-cell table:formula="of:=([$CTS.E7]-[$CTS.B7])" office:value-type="float" office:value="0" calcext:value-type="float">
            <text:p>0</text:p>
          </table:table-cell>
          <table:table-cell table:formula="of:=([$CTS.E8]-[$CTS.B8])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S_DISTANCE_BETWEEN_BUFFERS</text:p>
          </table:table-cell>
          <table:table-cell table:formula="of:=(([$CTS.F2]-[$CTS.B2])/[$CTS.B2])*100" office:value-type="float" office:value="0.184036806788299" calcext:value-type="float">
            <text:p>0.184036806788299</text:p>
          </table:table-cell>
          <table:table-cell table:formula="of:=(([$CTS.F3]-[$CTS.B3])/[$CTS.B3])*100" office:value-type="float" office:value="0.363636363636361" calcext:value-type="float">
            <text:p>0.363636363636361</text:p>
          </table:table-cell>
          <table:table-cell table:formula="of:=(([$CTS.F4]-[$CTS.B4])/[$CTS.B4])*100" office:value-type="float" office:value="0.311526479750786" calcext:value-type="float">
            <text:p>0.311526479750786</text:p>
          </table:table-cell>
          <table:table-cell table:formula="of:=(([$CTS.F5]-[$CTS.B5])/[CTS.B5])*100" office:value-type="float" office:value="0" calcext:value-type="float">
            <text:p>0</text:p>
          </table:table-cell>
          <table:table-cell table:formula="of:=(([$CTS.F6]-[$CTS.B6])/[CTS.B6])*100" office:value-type="float" office:value="8.33333333333334" calcext:value-type="float">
            <text:p>8.33333333333334</text:p>
          </table:table-cell>
          <table:table-cell table:formula="of:=([$CTS.F7]-[$CTS.B7])" office:value-type="float" office:value="0" calcext:value-type="float">
            <text:p>0</text:p>
          </table:table-cell>
          <table:table-cell table:formula="of:=([$CTS.F8]-[$CTS.B8]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6:46:50.627616765</meta:creation-date>
    <dc:date>2023-11-23T23:48:54.284364865</dc:date>
    <meta:editing-duration>PT5H57M31S</meta:editing-duration>
    <meta:editing-cycles>36</meta:editing-cycles>
    <meta:generator>LibreOffice/7.3.7.2$Linux_X86_64 LibreOffice_project/30$Build-2</meta:generator>
    <meta:document-statistic meta:table-count="2" meta:cell-count="105" meta:object-count="0"/>
  </office:meta>
</office:document-meta>
</file>